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b4c7dc" draw:textarea-horizontal-align="justify" draw:textarea-vertical-align="middle" draw:auto-grow-height="false" fo:min-height="2.089cm" fo:min-width="2.04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9cm" fo:min-width="1.959cm"/>
      <style:paragraph-properties style:writing-mode="lr-tb"/>
    </style:style>
    <style:style style:name="gr4" style:family="graphic" style:parent-style-name="standard">
      <style:graphic-properties svg:stroke-color="#3465a4" draw:textarea-horizontal-align="justify" draw:textarea-vertical-align="middle" draw:auto-grow-height="false" fo:min-height="2.29cm" fo:min-width="2.0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484cm"/>
      <style:paragraph-properties style:writing-mode="lr-tb"/>
    </style:style>
    <style:style style:name="gr6" style:family="graphic" style:parent-style-name="objectwithoutfill">
      <style:graphic-properties draw:marker-end="Arrowheads_20_8" draw:marker-end-width="0.3cm" draw:fill="none" draw:textarea-vertical-align="middle"/>
    </style:style>
    <style:style style:name="gr7" style:family="graphic" style:parent-style-name="objectwithoutfill">
      <style:graphic-properties draw:marker-end="Arrowheads_20_9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  <style:paragraph-properties style:writing-mode="lr-tb"/>
    </style:style>
    <style:style style:name="gr9" style:family="graphic" style:parent-style-name="standard" style:list-style-name="L1">
      <style:graphic-properties draw:fill-color="#8e86ae" draw:textarea-horizontal-align="justify" draw:textarea-vertical-align="middle" draw:auto-grow-height="false" fo:min-height="1.655cm" fo:min-width="2.04cm"/>
      <style:paragraph-properties style:writing-mode="lr-tb"/>
    </style:style>
    <style:style style:name="gr10" style:family="graphic" style:parent-style-name="objectwithoutfill">
      <style:graphic-properties draw:marker-end="Arrowheads_20_16" draw:marker-end-width="0.3cm" draw:fill="none" draw:textarea-vertical-align="middle"/>
    </style:style>
    <style:style style:name="gr11" style:family="graphic" style:parent-style-name="standard" style:list-style-name="L1">
      <style:graphic-properties draw:fill-color="#b7b3ca" draw:textarea-horizontal-align="justify" draw:textarea-vertical-align="middle" draw:auto-grow-height="false" fo:min-height="1.655cm" fo:min-width="2.0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.374cm"/>
      <style:paragraph-properties style:writing-mode="lr-tb"/>
    </style:style>
    <style:style style:name="gr13" style:family="graphic" style:parent-style-name="standard" style:list-style-name="L1">
      <style:graphic-properties draw:fill-color="#dedce6" draw:textarea-horizontal-align="justify" draw:textarea-vertical-align="middle" draw:auto-grow-height="false" fo:min-height="1.02cm" fo:min-width="2.0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dedce6" draw:textarea-horizontal-align="left" draw:auto-grow-height="true" draw:auto-grow-width="true" fo:min-height="0.175cm" fo:min-width="0.374cm"/>
      <style:paragraph-properties style:writing-mode="lr-tb"/>
    </style:style>
    <style:style style:name="gr15" style:family="graphic" style:parent-style-name="objectwithoutfill">
      <style:graphic-properties draw:fill="none" draw:fill-color="#dedce6" draw:textarea-vertical-align="middle"/>
      <style:paragraph-properties style:writing-mode="lr-tb"/>
    </style:style>
    <style:style style:name="gr16" style:family="graphic" style:parent-style-name="objectwithoutfill">
      <style:graphic-properties draw:marker-end="Arrowheads_20_17" draw:marker-end-width="0.3cm" draw:fill="none" draw:textarea-vertical-align="middle"/>
    </style:style>
    <style:style style:name="gr17" style:family="graphic" style:parent-style-name="standard" style:list-style-name="L1">
      <style:graphic-properties draw:fill-color="#b7b3ca" draw:textarea-horizontal-align="justify" draw:textarea-vertical-align="middle" draw:auto-grow-height="false" fo:min-height="1.655cm" fo:min-width="2.0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6cm" fo:min-width="0.373cm"/>
      <style:paragraph-properties style:writing-mode="lr-tb"/>
    </style:style>
    <style:style style:name="gr19" style:family="graphic" style:parent-style-name="objectwithoutfill">
      <style:graphic-properties draw:marker-end="Arrowheads_20_18" draw:marker-end-width="0.3cm" draw:fill="none" draw:textarea-vertical-align="middle"/>
    </style:style>
    <style:style style:name="gr20" style:family="graphic" style:parent-style-name="objectwithoutfill">
      <style:graphic-properties draw:marker-end="Arrowheads_20_19" draw:marker-end-width="0.3cm" draw:fill="none" draw:textarea-vertical-align="middle"/>
    </style:style>
    <style:style style:name="gr21" style:family="graphic" style:parent-style-name="standard">
      <style:graphic-properties svg:stroke-color="#3465a4" draw:fill-color="#b3cac7" draw:textarea-horizontal-align="justify" draw:textarea-vertical-align="middle" draw:auto-grow-height="false" fo:min-height="2.29cm" fo:min-width="2.44cm"/>
      <style:paragraph-properties style:writing-mode="lr-tb"/>
    </style:style>
    <style:style style:name="gr22" style:family="graphic" style:parent-style-name="standard" style:list-style-name="L1">
      <style:graphic-properties draw:fill-color="#ec9ba4" draw:textarea-horizontal-align="justify" draw:textarea-vertical-align="middle" draw:auto-grow-height="false" fo:min-height="1.973cm" fo:min-width="2.04cm"/>
      <style:paragraph-properties style:writing-mode="lr-tb"/>
    </style:style>
    <style:style style:name="gr23" style:family="graphic" style:parent-style-name="objectwithoutfill">
      <style:graphic-properties svg:stroke-color="#3465a4" draw:marker-end="Arrowheads_20_20" draw:marker-end-width="0.3cm" draw:fill="none" draw:textarea-vertical-align="middle"/>
    </style:style>
    <style:style style:name="gr24" style:family="graphic" style:parent-style-name="standard" style:list-style-name="L1">
      <style:graphic-properties draw:fill-color="#e0c2cd" draw:textarea-horizontal-align="justify" draw:textarea-vertical-align="middle" draw:auto-grow-height="false" fo:min-height="1.655cm" fo:min-width="2.04cm"/>
      <style:paragraph-properties style:writing-mode="lr-tb"/>
    </style:style>
    <style:style style:name="gr25" style:family="graphic" style:parent-style-name="standard" style:list-style-name="L1">
      <style:graphic-properties draw:fill-color="#e0c2cd" draw:textarea-horizontal-align="justify" draw:textarea-vertical-align="middle" draw:auto-grow-height="false" fo:min-height="1.655cm" fo:min-width="2.04cm"/>
      <style:paragraph-properties style:writing-mode="lr-tb"/>
    </style:style>
    <style:style style:name="gr26" style:family="graphic" style:parent-style-name="objectwithoutfill">
      <style:graphic-properties svg:stroke-color="#3465a4" draw:marker-end="Arrowheads_20_21" draw:marker-end-width="0.3cm" draw:fill="none" draw:textarea-vertical-align="middle"/>
    </style:style>
    <style:style style:name="gr27" style:family="graphic" style:parent-style-name="objectwithoutfill">
      <style:graphic-properties svg:stroke-color="#3465a4" draw:marker-end="Arrowheads_20_22" draw:marker-end-width="0.3cm" draw:fill="none" draw:textarea-vertical-align="middle"/>
    </style:style>
    <style:style style:name="gr28" style:family="graphic" style:parent-style-name="standard" style:list-style-name="L1">
      <style:graphic-properties draw:fill-color="#f7d1d5" draw:textarea-horizontal-align="justify" draw:textarea-vertical-align="middle" draw:auto-grow-height="false" fo:min-height="1.972cm" fo:min-width="2.04cm"/>
      <style:paragraph-properties style:writing-mode="lr-tb"/>
    </style:style>
    <style:style style:name="gr29" style:family="graphic" style:parent-style-name="standard" style:list-style-name="L1">
      <style:graphic-properties svg:stroke-color="#3465a4" draw:fill-color="#ffffd7" draw:textarea-horizontal-align="justify" draw:textarea-vertical-align="middle" draw:auto-grow-height="false" fo:min-height="2.29cm" fo:min-width="2.0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.371cm"/>
      <style:paragraph-properties style:writing-mode="lr-tb"/>
    </style:style>
    <style:style style:name="gr31" style:family="graphic" style:parent-style-name="objectwithoutfill">
      <style:graphic-properties svg:stroke-color="#3465a4" draw:marker-end="Arrowheads_20_23" draw:marker-end-width="0.3cm" draw:fill="none" draw:textarea-vertical-align="middle"/>
    </style:style>
    <style:style style:name="gr32" style:family="graphic" style:parent-style-name="standard" style:list-style-name="L1">
      <style:graphic-properties svg:stroke-color="#3465a4" draw:fill-color="#fff5ce" draw:textarea-horizontal-align="justify" draw:textarea-vertical-align="middle" draw:auto-grow-height="false" fo:min-height="2.29cm" fo:min-width="2.04cm"/>
      <style:paragraph-properties style:writing-mode="lr-tb"/>
    </style:style>
    <style:style style:name="gr33" style:family="graphic" style:parent-style-name="objectwithoutfill">
      <style:graphic-properties svg:stroke-color="#3465a4" draw:marker-end="Arrowheads_20_24" draw:marker-end-width="0.3cm" draw:fill="none" draw:textarea-vertical-align="middle"/>
    </style:style>
    <style:style style:name="gr34" style:family="graphic" style:parent-style-name="standard" style:list-style-name="L1">
      <style:graphic-properties svg:stroke-color="#3465a4" draw:fill-color="#dddddd" draw:textarea-horizontal-align="justify" draw:textarea-vertical-align="middle" draw:auto-grow-height="false" fo:min-height="1.972cm" fo:min-width="2.0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-color="#b4c7dc"/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9" style:family="paragraph">
      <loext:graphic-properties draw:fill-color="#8e86ae"/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-color="#b7b3ca"/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-color="#dedce6"/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 draw:fill-color="#dedce6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="none" draw:fill-color="#dedce6"/>
      <style:paragraph-properties fo:text-align="center"/>
      <style:text-properties fo:font-size="20pt" style:font-size-asian="20pt" style:font-size-complex="20pt"/>
    </style:style>
    <style:style style:name="P14" style:family="paragraph">
      <loext:graphic-properties draw:fill-color="#b7b3ca"/>
      <style:paragraph-properties fo:margin-left="0cm" fo:margin-right="0cm" fo:margin-top="0cm" fo:margin-bottom="0cm" fo:line-height="100%" fo:text-align="start" fo:text-indent="0cm"/>
      <style:text-properties fo:font-weight="bold"/>
    </style:style>
    <style:style style:name="P15" style:family="paragraph">
      <loext:graphic-properties draw:fill-color="#b3cac7"/>
      <style:paragraph-properties fo:text-align="start"/>
    </style:style>
    <style:style style:name="P16" style:family="paragraph">
      <loext:graphic-properties draw:fill-color="#ec9ba4"/>
      <style:paragraph-properties fo:margin-left="0cm" fo:margin-right="0cm" fo:margin-top="0cm" fo:margin-bottom="0cm" fo:line-height="100%" fo:text-align="start" fo:text-indent="0cm"/>
      <style:text-properties fo:font-weight="bold"/>
    </style:style>
    <style:style style:name="P17" style:family="paragraph">
      <loext:graphic-properties draw:fill-color="#e0c2cd"/>
      <style:paragraph-properties fo:margin-left="0cm" fo:margin-right="0cm" fo:margin-top="0cm" fo:margin-bottom="0cm" fo:line-height="100%" fo:text-align="start" fo:text-indent="0cm"/>
      <style:text-properties fo:font-weight="bold"/>
    </style:style>
    <style:style style:name="P18" style:family="paragraph">
      <loext:graphic-properties draw:fill-color="#f7d1d5"/>
      <style:paragraph-properties fo:margin-left="0cm" fo:margin-right="0cm" fo:margin-top="0cm" fo:margin-bottom="0cm" fo:line-height="100%" fo:text-align="start" fo:text-indent="0cm"/>
      <style:text-properties fo:font-weight="bold"/>
    </style:style>
    <style:style style:name="P19" style:family="paragraph">
      <loext:graphic-properties draw:fill-color="#ffffd7"/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-color="#fff5ce"/>
      <style:paragraph-properties fo:margin-left="0cm" fo:margin-right="0cm" fo:margin-top="0cm" fo:margin-bottom="0cm" fo:line-height="100%" fo:text-align="start" fo:text-indent="0cm"/>
    </style:style>
    <style:style style:name="P21" style:family="paragraph">
      <loext:graphic-properties draw:fill-color="#dddddd"/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ize="3.20000004768372pt" fo:font-style="italic" style:font-size-asian="3.20000004768372pt" style:font-style-asian="italic" style:font-size-complex="3.20000004768372pt" style:font-style-complex="italic"/>
    </style:style>
    <style:style style:name="T2" style:family="text">
      <style:text-properties fo:font-size="3.20000004768372pt" style:font-size-asian="3.20000004768372pt" style:font-size-complex="3.20000004768372pt"/>
    </style:style>
    <style:style style:name="T3" style:family="text">
      <style:text-properties fo:font-size="4.40000009536743pt" fo:font-weight="bold" style:font-size-asian="4.40000009536743pt" style:font-weight-asian="bold" style:font-size-complex="4.40000009536743pt" style:font-weight-complex="bold"/>
    </style:style>
    <style:style style:name="T4" style:family="text">
      <style:text-properties fo:font-size="3.59999990463257pt" fo:font-weight="bold" style:font-size-asian="3.59999990463257pt" style:font-weight-asian="bold" style:font-size-complex="3.5999999046325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2.54cm" svg:height="2.339cm" svg:x="2.087cm" svg:y="9.572cm">
          <text:p text:style-name="P1"><text:span text:style-name="T1">поля:</text:span></text:p>
          <text:p text:style-name="P1"><text:span text:style-name="T2">m_libs</text:span></text:p>
          <text:p text:style-name="P1"><text:span text:style-name="T1"/></text:p>
          <text:p text:style-name="P1"><text:span text:style-name="T1">методы:</text:span></text:p>
          <text:p text:style-name="P1"><text:span text:style-name="T2">+ operator =(const AuxiliaryPackage&amp;)</text:span></text:p>
          <text:p text:style-name="P1"><text:span text:style-name="T2">+ operator =(AuxiliaryPackage&amp;&amp;)</text:span></text:p>
          <text:p text:style-name="P1"><text:span text:style-name="T2">+ install()</text:span></text:p>
          <text:p text:style-name="P1"><text:span text:style-name="T2">+ separate(unsigned, pair&lt;char*, </text:span><text:span text:style-name="T2"><text:tab/></text:span><text:span text:style-name="T2">Strings&gt;*)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357cm" svg:y1="9.572cm" svg:x2="3.357cm" svg:y2="8.937cm">
          <text:p/>
        </draw:line>
        <draw:frame draw:style-name="gr3" draw:text-style-name="P5" draw:layer="layout" svg:width="2.459cm" svg:height="0.425cm" draw:transform="rotate (-0.0076794487087757) translate (2.444cm 9.582cm)">
          <draw:text-box>
            <text:p text:style-name="P4"><text:span text:style-name="T3">AuxiliaryPackage</text:span></text:p>
          </draw:text-box>
        </draw:frame>
        <draw:custom-shape draw:style-name="gr4" draw:text-style-name="P6" xml:id="id8" draw:id="id8" draw:layer="layout" svg:width="2.54cm" svg:height="2.54cm" svg:x="2.087cm" svg:y="6.397cm">
          <text:p text:style-name="P6"><text:span text:style-name="T1">поля:</text:span></text:p>
          <text:p text:style-name="P6"><text:span text:style-name="T2">m_installed</text:span></text:p>
          <text:p text:style-name="P6"><text:span text:style-name="T2">m_name</text:span></text:p>
          <text:p text:style-name="P6"><text:span text:style-name="T2">m_version</text:span></text:p>
          <text:p text:style-name="P6"><text:span text:style-name="T2">m_publisher</text:span></text:p>
          <text:p text:style-name="P6"><text:span text:style-name="T2">m_source</text:span></text:p>
          <text:p text:style-name="P6"><text:span text:style-name="T2">m_dependencies</text:span></text:p>
          <text:p text:style-name="P6"><text:span text:style-name="T1"/></text:p>
          <text:p text:style-name="P6"><text:span text:style-name="T1">методы:</text:span></text:p>
          <text:p text:style-name="P6"><text:span text:style-name="T2">+ operator =(const MainPackage&amp;)</text:span></text:p>
          <text:p text:style-name="P6"><text:span text:style-name="T2">+ operator =(MainPackage&amp;&amp;)</text:span></text:p>
          <text:p text:style-name="P6"><text:span text:style-name="T2">+ install()</text:span></text:p>
          <text:p text:style-name="P6"><text:span text:style-name="T2">+ add_to_repository(ProPro&amp;)</text:span></text:p>
          <text:p text:style-name="P6"><text:span text:style-name="T2">+ remove_from_repository(ProPro&amp;)</text:span></text:p>
          <text:p text:style-name="P6"><text:span text:style-name="T2">+ update()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.984cm" svg:height="0.526cm" draw:transform="rotate (-0.00715584993317744) translate (2.726cm 6.397cm)">
          <draw:text-box>
            <text:p text:style-name="P4"><text:span text:style-name="T4">MainPackage</text:span></text:p>
          </draw:text-box>
        </draw:frame>
        <draw:connector draw:style-name="gr6" draw:text-style-name="P3" draw:layer="layout" svg:x1="14.602cm" svg:y1="11.48cm" svg:x2="14.652cm" svg:y2="8.778cm" draw:start-shape="id1" draw:start-glue-point="0" draw:end-shape="id2" draw:end-glue-point="3" svg:d="M14602 11480v-796h-451v-1906h501" svg:viewBox="0 0 502 2703">
          <text:p/>
        </draw:connector>
        <draw:connector draw:style-name="gr7" draw:text-style-name="P3" draw:layer="layout" svg:x1="17.644cm" svg:y1="11.477cm" svg:x2="15.922cm" svg:y2="9.889cm" draw:end-shape="id2" draw:end-glue-point="2" svg:d="M17644 11477v-543h-1722v-1045" svg:viewBox="0 0 1723 1589">
          <text:p/>
        </draw:connector>
        <draw:line draw:style-name="gr8" draw:text-style-name="P8" draw:layer="layout" svg:x1="2.087cm" svg:y1="6.714cm" svg:x2="4.627cm" svg:y2="6.714cm">
          <text:p/>
        </draw:line>
        <draw:line draw:style-name="gr8" draw:text-style-name="P8" draw:layer="layout" svg:x1="2.087cm" svg:y1="10.006cm" svg:x2="4.627cm" svg:y2="10.006cm">
          <text:p/>
        </draw:line>
        <draw:custom-shape draw:style-name="gr9" draw:text-style-name="P9" xml:id="id3" draw:id="id3" draw:layer="layout" svg:width="2.54cm" svg:height="1.905cm" svg:x="2.087cm" svg:y="12.747cm">
          <text:p text:style-name="P1"><text:span text:style-name="T1">поля:</text:span></text:p>
          <text:p text:style-name="P1"><text:span text:style-name="T1">m_name</text:span></text:p>
          <text:p text:style-name="P1"><text:span text:style-name="T2">m_package</text:span></text:p>
          <text:p text:style-name="P1"><text:span text:style-name="T1"/></text:p>
          <text:p text:style-name="P1"><text:span text:style-name="T1">методы:</text:span></text:p>
          <text:p text:style-name="P1"><text:span text:style-name="T2">+ operator =(const EmptyPackage&amp;)</text:span></text:p>
          <text:p text:style-name="P1"><text:span text:style-name="T2">+ operator =(EmptyPackage&amp;&amp;)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459cm" svg:height="0.425cm" draw:transform="rotate (-0.0076794487087757) translate (2.444cm 12.757cm)">
          <draw:text-box>
            <text:p text:style-name="P4"><text:span text:style-name="T3">EmptyPackage</text:span></text:p>
          </draw:text-box>
        </draw:frame>
        <draw:line draw:style-name="gr8" draw:text-style-name="P8" draw:layer="layout" svg:x1="2.087cm" svg:y1="13.181cm" svg:x2="4.627cm" svg:y2="13.181cm">
          <text:p/>
        </draw:line>
        <draw:connector draw:style-name="gr10" draw:text-style-name="P3" draw:layer="layout" svg:x1="3.357cm" svg:y1="12.747cm" svg:x2="3.357cm" svg:y2="11.911cm" draw:start-shape="id3" draw:start-glue-point="0" draw:end-shape="id4" draw:end-glue-point="2" svg:d="M3357 12747v-836" svg:viewBox="0 0 1 837">
          <text:p/>
        </draw:connector>
        <draw:custom-shape draw:style-name="gr11" draw:text-style-name="P10" xml:id="id6" draw:id="id6" draw:layer="layout" svg:width="2.54cm" svg:height="1.905cm" svg:x="6.573cm" svg:y="7.985cm">
          <text:p text:style-name="P1"><text:span text:style-name="T1">поля:</text:span></text:p>
          <text:p text:style-name="P1"><text:span text:style-name="T2">m_next</text:span></text:p>
          <text:p text:style-name="P1"><text:span text:style-name="T1"/></text:p>
          <text:p text:style-name="P1"><text:span text:style-name="T1">методы:</text:span></text:p>
          <text:p text:style-name="P1"><text:span text:style-name="T2">+ operator =(const Link&amp;)</text:span></text:p>
          <text:p text:style-name="P1"><text:span text:style-name="T2">+ operator =(Link&amp;&amp;)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0.874cm" svg:height="0.425cm" draw:transform="rotate (-0.00767944870877571) translate (7.487cm 7.985cm)">
          <draw:text-box>
            <text:p text:style-name="P4"><text:span text:style-name="T3">Link</text:span></text:p>
          </draw:text-box>
        </draw:frame>
        <draw:line draw:style-name="gr8" draw:text-style-name="P8" draw:layer="layout" svg:x1="6.573cm" svg:y1="8.419cm" svg:x2="9.113cm" svg:y2="8.419cm">
          <text:p/>
        </draw:line>
        <draw:custom-shape draw:style-name="gr13" draw:text-style-name="P11" xml:id="id5" draw:id="id5" draw:layer="layout" svg:width="2.54cm" svg:height="1.27cm" svg:x="6.214cm" svg:y="10.842cm">
          <text:p text:style-name="P1"><text:span text:style-name="T1">поля:</text:span></text:p>
          <text:p text:style-name="P1"><text:span text:style-name="T2">m_package</text:span></text:p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1.476cm" svg:height="0.425cm" draw:transform="rotate (-0.00767944870877571) translate (6.852cm 10.842cm)">
          <draw:text-box>
            <text:p text:style-name="P4"><text:span text:style-name="T3">PackageLink</text:span></text:p>
          </draw:text-box>
        </draw:frame>
        <draw:line draw:style-name="gr15" draw:text-style-name="P13" draw:layer="layout" svg:x1="6.214cm" svg:y1="11.276cm" svg:x2="8.754cm" svg:y2="11.276cm">
          <text:p/>
        </draw:line>
        <draw:connector draw:style-name="gr16" draw:text-style-name="P3" draw:layer="layout" svg:x1="7.484cm" svg:y1="10.842cm" svg:x2="7.843cm" svg:y2="9.89cm" draw:start-shape="id5" draw:start-glue-point="0" draw:end-shape="id6" draw:end-glue-point="2" svg:d="M7484 10842v-476h359v-476" svg:viewBox="0 0 360 953">
          <text:p/>
        </draw:connector>
        <draw:custom-shape draw:style-name="gr17" draw:text-style-name="P14" xml:id="id7" draw:id="id7" draw:layer="layout" svg:width="2.54cm" svg:height="1.905cm" svg:x="10.024cm" svg:y="9.572cm">
          <text:p text:style-name="P1"><text:span text:style-name="T1">поля:</text:span></text:p>
          <text:p text:style-name="P1"><text:span text:style-name="T2">m_head</text:span></text:p>
          <text:p text:style-name="P1"><text:span text:style-name="T1"/></text:p>
          <text:p text:style-name="P1"><text:span text:style-name="T1">методы:</text:span></text:p>
          <text:p text:style-name="P1"><text:span text:style-name="T2">+ operator =(const List&amp;)</text:span></text:p>
          <text:p text:style-name="P1"><text:span text:style-name="T2">+ operator =(List&amp;&amp;)</text:span></text:p>
          <text:p text:style-name="P1"><text:span text:style-name="T2">+ insert(Link*)</text:span></text:p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0.873cm" svg:height="0.426cm" draw:transform="rotate (-0.00680678408277771) translate (10.939cm 9.572cm)">
          <draw:text-box>
            <text:p text:style-name="P4"><text:span text:style-name="T3">List</text:span></text:p>
          </draw:text-box>
        </draw:frame>
        <draw:line draw:style-name="gr8" draw:text-style-name="P8" draw:layer="layout" svg:x1="10.024cm" svg:y1="10.006cm" svg:x2="12.564cm" svg:y2="10.006cm">
          <text:p/>
        </draw:line>
        <draw:connector draw:style-name="gr19" draw:text-style-name="P3" draw:layer="layout" draw:line-skew="3.635cm 1.772cm" svg:x1="10.024cm" svg:y1="10.524cm" svg:x2="9.113cm" svg:y2="8.937cm" draw:start-shape="id7" draw:start-glue-point="3" draw:end-shape="id6" draw:end-glue-point="1" svg:d="M10024 10524h-317v-1269h-93v-318h-501" svg:viewBox="0 0 912 1588">
          <text:p/>
        </draw:connector>
        <draw:connector draw:style-name="gr20" draw:text-style-name="P3" draw:layer="layout" svg:x1="6.214cm" svg:y1="11.477cm" svg:x2="4.627cm" svg:y2="7.667cm" draw:start-shape="id5" draw:start-glue-point="3" draw:end-shape="id8" draw:end-glue-point="1" svg:d="M6214 11477h-793v-3810h-794" svg:viewBox="0 0 1588 3811">
          <text:p/>
        </draw:connector>
        <draw:custom-shape draw:style-name="gr21" draw:text-style-name="P15" xml:id="id10" draw:id="id10" draw:layer="layout" svg:width="2.94cm" svg:height="2.54cm" svg:x="6.449cm" svg:y="14.017cm">
          <text:p text:style-name="P6"><text:span text:style-name="T1">поля:</text:span></text:p>
          <text:p text:style-name="P6"><text:span text:style-name="T2">m_graph</text:span></text:p>
          <text:p text:style-name="P6"><text:span text:style-name="T1"/></text:p>
          <text:p text:style-name="P6"><text:span text:style-name="T1">методы:</text:span></text:p>
          <text:p text:style-name="P6"><text:span text:style-name="T2">+ operator =(const MainPackage&amp;)</text:span></text:p>
          <text:p text:style-name="P6"><text:span text:style-name="T2">+ operator =(MainPackage&amp;&amp;)</text:span></text:p>
          <text:p text:style-name="P6"><text:span text:style-name="T2">+ remove_package(MainPackage*)</text:span></text:p>
          <text:p text:style-name="P6"><text:span text:style-name="T2">+ add_package(MainPackage*)</text:span></text:p>
          <text:p text:style-name="P6"><text:span text:style-name="T2">+ install_package_auto(const EmptyPackage&amp;)</text:span></text:p>
          <text:p text:style-name="P1"><text:span text:style-name="T2">+ install_package_request(std::ostream&amp;, <text:s text:c="3"/>std::istream&amp;, const EmptyPackage&amp;)</text:span></text:p>
          <text:p text:style-name="P1"><text:span text:style-name="T2">+ remove_package(const EmptyPackage&amp;)</text:span></text:p>
          <text:p text:style-name="P1"><text:span text:style-name="T2">+ remove_nonused_auxiliary()</text:span></text:p>
          <text:p text:style-name="P6"><text:span text:style-name="T2">+ update(std::ostream&amp;)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.984cm" svg:height="0.526cm" draw:transform="rotate (-0.00715584993317744) translate (7.488cm 14.017cm)">
          <draw:text-box>
            <text:p text:style-name="P4"><text:span text:style-name="T4">ProPro</text:span></text:p>
          </draw:text-box>
        </draw:frame>
        <draw:line draw:style-name="gr8" draw:text-style-name="P8" draw:layer="layout" svg:x1="6.449cm" svg:y1="14.334cm" svg:x2="9.389cm" svg:y2="14.335cm">
          <text:p/>
        </draw:line>
        <draw:custom-shape draw:style-name="gr22" draw:text-style-name="P16" xml:id="id9" draw:id="id9" draw:layer="layout" svg:width="2.54cm" svg:height="2.223cm" svg:x="10.977cm" svg:y="14.334cm">
          <text:p text:style-name="P1"><text:span text:style-name="T1">поля:</text:span></text:p>
          <text:p text:style-name="P1"><text:span text:style-name="T2">m_first</text:span></text:p>
          <text:p text:style-name="P1"><text:span text:style-name="T1"/></text:p>
          <text:p text:style-name="P1"><text:span text:style-name="T1">методы:</text:span></text:p>
          <text:p text:style-name="P1"><text:span text:style-name="T2">+ operator =(const Graph&amp;)</text:span></text:p>
          <text:p text:style-name="P1"><text:span text:style-name="T2">+ operator =(Graph&amp;&amp;)</text:span></text:p>
          <text:p text:style-name="P1"><text:span text:style-name="T2">+ operator &lt;&lt;(std::ostream&amp;, const </text:span><text:span text:style-name="T2"><text:tab/></text:span><text:span text:style-name="T2">Graph&amp;)</text:span></text:p>
          <text:p text:style-name="P1"><text:span text:style-name="T2">+ operator &gt;&gt;(std::istream&amp;, Graph&amp;)</text:span></text:p>
          <text:p text:style-name="P1"><text:span text:style-name="T2">+ add_edge()</text:span></text:p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0.968cm" svg:height="0.426cm" draw:transform="rotate (-0.00680678408277771) translate (11.892cm 14.334cm)">
          <draw:text-box>
            <text:p text:style-name="P4"><text:span text:style-name="T3">Graph</text:span></text:p>
          </draw:text-box>
        </draw:frame>
        <draw:line draw:style-name="gr8" draw:text-style-name="P8" draw:layer="layout" svg:x1="10.977cm" svg:y1="14.768cm" svg:x2="13.517cm" svg:y2="14.768cm">
          <text:p/>
        </draw:line>
        <draw:connector draw:style-name="gr23" draw:text-style-name="P3" draw:layer="layout" svg:x1="10.977cm" svg:y1="15.445cm" svg:x2="9.389cm" svg:y2="15.287cm" draw:start-shape="id9" draw:start-glue-point="3" draw:end-shape="id10" draw:end-glue-point="1" svg:d="M10977 15445h-794v-158h-794" svg:viewBox="0 0 1589 159">
          <text:p/>
        </draw:connector>
        <draw:custom-shape draw:style-name="gr24" draw:text-style-name="P17" xml:id="id11" draw:id="id11" draw:layer="layout" svg:width="2.54cm" svg:height="1.905cm" svg:x="13.199cm" svg:y="11.477cm">
          <text:p text:style-name="P1"><text:span text:style-name="T1">поля:</text:span></text:p>
          <text:p text:style-name="P1"><text:span text:style-name="T2">m_first</text:span></text:p>
          <text:p text:style-name="P1"><text:span text:style-name="T2">m_next</text:span></text:p>
          <text:p text:style-name="P1"><text:span text:style-name="T1"/></text:p>
          <text:p text:style-name="P1"><text:span text:style-name="T1">методы:</text:span></text:p>
          <text:p text:style-name="P1"><text:span text:style-name="T2">+ operator =(const Vertex&amp;)</text:span></text:p>
          <text:p text:style-name="P1"><text:span text:style-name="T2">+ operator =(Vertex&amp;&amp;)</text:span></text:p>
          <draw:enhanced-geometry svg:viewBox="0 0 21600 21600" draw:type="rectangle" draw:enhanced-path="M 0 0 L 21600 0 21600 21600 0 21600 0 0 Z N"/>
        </draw:custom-shape>
        <draw:frame draw:style-name="gr18" draw:text-style-name="P5" xml:id="id1" draw:id="id1" draw:layer="layout" svg:width="0.976cm" svg:height="0.426cm" draw:transform="rotate (-0.00680678408277771) translate (14.114cm 11.477cm)">
          <draw:text-box>
            <text:p text:style-name="P4"><text:span text:style-name="T3">Vertex</text:span></text:p>
          </draw:text-box>
        </draw:frame>
        <draw:line draw:style-name="gr8" draw:text-style-name="P8" draw:layer="layout" svg:x1="13.199cm" svg:y1="11.911cm" svg:x2="15.739cm" svg:y2="11.911cm">
          <text:p/>
        </draw:line>
        <draw:custom-shape draw:style-name="gr25" draw:text-style-name="P17" xml:id="id12" draw:id="id12" draw:layer="layout" svg:width="2.54cm" svg:height="1.905cm" svg:x="16.374cm" svg:y="11.477cm">
          <text:p text:style-name="P1"><text:span text:style-name="T1">поля:</text:span></text:p>
          <text:p text:style-name="P1"><text:span text:style-name="T2">m_package</text:span></text:p>
          <text:p text:style-name="P1"><text:span text:style-name="T1"/></text:p>
          <text:p text:style-name="P1"><text:span text:style-name="T1">методы:</text:span></text:p>
          <text:p text:style-name="P1"><text:span text:style-name="T2">+ operator =(const EdgePackage&amp;)</text:span></text:p>
          <text:p text:style-name="P1"><text:span text:style-name="T2">+ operator =(EdgePackage&amp;&amp;)</text:span></text:p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1.539cm" svg:height="0.426cm" draw:transform="rotate (-0.00680678408277771) translate (17.057cm 11.477cm)">
          <draw:text-box>
            <text:p text:style-name="P4"><text:span text:style-name="T3">EdgePackage</text:span></text:p>
          </draw:text-box>
        </draw:frame>
        <draw:line draw:style-name="gr8" draw:text-style-name="P8" draw:layer="layout" svg:x1="16.374cm" svg:y1="11.911cm" svg:x2="18.914cm" svg:y2="11.911cm">
          <text:p/>
        </draw:line>
        <draw:connector draw:style-name="gr26" draw:text-style-name="P3" draw:layer="layout" draw:line-skew="0cm 2.723cm -3.04cm" svg:x1="12.247cm" svg:y1="14.334cm" svg:x2="14.469cm" svg:y2="13.382cm" draw:start-shape="id9" draw:start-glue-point="0" draw:end-shape="id11" draw:end-glue-point="2" svg:d="M12247 14334v-502h952v185h1270v-635" svg:viewBox="0 0 2223 953">
          <text:p/>
        </draw:connector>
        <draw:connector draw:style-name="gr27" draw:text-style-name="P3" draw:layer="layout" svg:x1="18.914cm" svg:y1="12.429cm" svg:x2="3.357cm" svg:y2="6.397cm" draw:start-shape="id12" draw:start-glue-point="1" draw:end-shape="id8" draw:end-glue-point="0" svg:d="M18914 12429h501v-6533h-16058v501" svg:viewBox="0 0 16059 6534">
          <text:p/>
        </draw:connector>
        <draw:custom-shape draw:style-name="gr28" draw:text-style-name="P18" xml:id="id2" draw:id="id2" draw:layer="layout" svg:width="2.54cm" svg:height="2.222cm" svg:x="14.652cm" svg:y="7.667cm">
          <text:p text:style-name="P1"><text:span text:style-name="T1">поля:</text:span></text:p>
          <text:p text:style-name="P1"><text:span text:style-name="T2">m_v</text:span></text:p>
          <text:p text:style-name="P1"><text:span text:style-name="T2">m_next</text:span></text:p>
          <text:p text:style-name="P1"><text:span text:style-name="T1"/></text:p>
          <text:p text:style-name="P1"><text:span text:style-name="T1">методы:</text:span></text:p>
          <text:p text:style-name="P1"><text:span text:style-name="T2">+ operator =(const Edge&amp;)</text:span></text:p>
          <text:p text:style-name="P1"><text:span text:style-name="T2">+ operator =(Edge&amp;&amp;)</text:span></text:p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0.891cm" svg:height="0.426cm" draw:transform="rotate (-0.00680678408277771) translate (15.608cm 7.839cm)">
          <draw:text-box>
            <text:p text:style-name="P4"><text:span text:style-name="T3">Edge</text:span></text:p>
          </draw:text-box>
        </draw:frame>
        <draw:line draw:style-name="gr8" draw:text-style-name="P8" draw:layer="layout" svg:x1="14.652cm" svg:y1="8.302cm" svg:x2="17.192cm" svg:y2="8.302cm">
          <text:p/>
        </draw:line>
        <draw:custom-shape draw:style-name="gr29" draw:text-style-name="P19" xml:id="id13" draw:id="id13" draw:layer="layout" svg:width="2.54cm" svg:height="2.54cm" svg:x="2.629cm" svg:y="15.604cm">
          <text:p text:style-name="P1"><text:span text:style-name="T1">поля:</text:span></text:p>
          <text:p text:style-name="P1"><text:span text:style-name="T1">data</text:span></text:p>
          <text:p text:style-name="P1"><text:span text:style-name="T2">count</text:span></text:p>
          <text:p text:style-name="P1"><text:span text:style-name="T1"/></text:p>
          <text:p text:style-name="P1"><text:span text:style-name="T1">Методы:</text:span></text:p>
          <text:p text:style-name="P1"><text:span text:style-name="T2">+ operator =(const Strings&amp;)</text:span></text:p>
          <text:p text:style-name="P1"><text:span text:style-name="T2">+ operator =(Strings&amp;&amp;)</text:span></text:p>
          <text:p text:style-name="P1"><text:span text:style-name="T2">+ operator &lt;&lt;(std::ostream&amp;)</text:span></text:p>
          <text:p text:style-name="P1"><text:span text:style-name="T2">+ operator &gt;&gt;(std::istream&amp;)</text:span></text:p>
          <text:p text:style-name="P1"><text:span text:style-name="T2">+ delete_data()</text:span></text:p>
          <text:p text:style-name="P1"><text:span text:style-name="T2">+ set(const char**, unsigned)</text:span></text:p>
          <draw:enhanced-geometry svg:viewBox="0 0 21600 21600" draw:type="rectangle" draw:enhanced-path="M 0 0 L 21600 0 21600 21600 0 21600 0 0 Z N"/>
        </draw:custom-shape>
        <draw:frame draw:style-name="gr30" draw:text-style-name="P5" draw:layer="layout" svg:width="1.044cm" svg:height="0.425cm" draw:transform="rotate (-0.00767944870877571) translate (3.448cm 15.604cm)">
          <draw:text-box>
            <text:p text:style-name="P4"><text:span text:style-name="T3">Strings</text:span></text:p>
          </draw:text-box>
        </draw:frame>
        <draw:line draw:style-name="gr8" draw:text-style-name="P8" draw:layer="layout" svg:x1="2.629cm" svg:y1="16.038cm" svg:x2="5.169cm" svg:y2="16.038cm">
          <text:p/>
        </draw:line>
        <draw:connector draw:style-name="gr31" draw:text-style-name="P3" draw:layer="layout" svg:x1="2.629cm" svg:y1="16.874cm" svg:x2="2.087cm" svg:y2="7.667cm" draw:start-shape="id13" draw:end-shape="id8" draw:end-glue-point="3" svg:d="M2629 16874h-1043v-9207h501" svg:viewBox="0 0 1044 9208">
          <text:p/>
        </draw:connector>
        <draw:custom-shape draw:style-name="gr32" draw:text-style-name="P20" xml:id="id14" draw:id="id14" draw:layer="layout" svg:width="2.54cm" svg:height="2.54cm" svg:x="2.587cm" svg:y="18.462cm">
          <text:p text:style-name="P1"><text:span text:style-name="T1">поля:</text:span></text:p>
          <text:p text:style-name="P1"><text:span text:style-name="T1">major</text:span></text:p>
          <text:p text:style-name="P1"><text:span text:style-name="T2">minor</text:span></text:p>
          <text:p text:style-name="P1"><text:span text:style-name="T2">patch</text:span></text:p>
          <text:p text:style-name="P1"><text:span text:style-name="T1"/></text:p>
          <text:p text:style-name="P1"><text:span text:style-name="T1">Методы:</text:span></text:p>
          <text:p text:style-name="P1"><text:span text:style-name="T2">+ operator =(const Version&amp;)</text:span></text:p>
          <text:p text:style-name="P1"><text:span text:style-name="T2">+ operator &lt;&lt;(std::ostream&amp;)</text:span></text:p>
          <text:p text:style-name="P1"><text:span text:style-name="T2">+ operator &gt;&gt;(std::istream&amp;)</text:span></text:p>
          <text:p text:style-name="P1"><text:span text:style-name="T2">+ operator ++()</text:span></text:p>
          <text:p text:style-name="P1"><text:span text:style-name="T2">+ operator ++(int)</text:span></text:p>
          <text:p text:style-name="P1"><text:span text:style-name="T2">+ set(unsigned, unsigned, unsigned)</text:span></text:p>
          <draw:enhanced-geometry svg:viewBox="0 0 21600 21600" draw:type="rectangle" draw:enhanced-path="M 0 0 L 21600 0 21600 21600 0 21600 0 0 Z N"/>
        </draw:custom-shape>
        <draw:frame draw:style-name="gr30" draw:text-style-name="P5" draw:layer="layout" svg:width="1.074cm" svg:height="0.425cm" draw:transform="rotate (-0.00767944870877571) translate (3.406cm 18.462cm)">
          <draw:text-box>
            <text:p text:style-name="P4"><text:span text:style-name="T3">Version</text:span></text:p>
          </draw:text-box>
        </draw:frame>
        <draw:line draw:style-name="gr8" draw:text-style-name="P8" draw:layer="layout" svg:x1="2.587cm" svg:y1="18.896cm" svg:x2="5.127cm" svg:y2="18.896cm">
          <text:p/>
        </draw:line>
        <draw:connector draw:style-name="gr33" draw:text-style-name="P3" draw:layer="layout" svg:x1="2.587cm" svg:y1="19.732cm" svg:x2="2.087cm" svg:y2="7.667cm" draw:start-shape="id14" draw:start-glue-point="3" draw:end-shape="id8" draw:end-glue-point="3" svg:d="M2587 19732h-1001v-12065h501" svg:viewBox="0 0 1002 12066">
          <text:p/>
        </draw:connector>
        <draw:custom-shape draw:style-name="gr34" draw:text-style-name="P21" draw:layer="layout" svg:width="2.54cm" svg:height="2.222cm" svg:x="6.08cm" svg:y="17.192cm">
          <text:p text:style-name="P1"><text:span text:style-name="T1">поля:</text:span></text:p>
          <text:p text:style-name="P1"><text:span text:style-name="T2">first</text:span></text:p>
          <text:p text:style-name="P1"><text:span text:style-name="T2">second</text:span></text:p>
          <text:p text:style-name="P1"><text:span text:style-name="T1"/></text:p>
          <text:p text:style-name="P1"><text:span text:style-name="T1">Методы:</text:span></text:p>
          <text:p text:style-name="P1"><text:span text:style-name="T2">+ operator =(const pair&amp;)</text:span></text:p>
          <text:p text:style-name="P1"><text:span text:style-name="T2">+ set(T1&amp;, T2&amp;)</text:span></text:p>
          <draw:enhanced-geometry svg:viewBox="0 0 21600 21600" draw:type="rectangle" draw:enhanced-path="M 0 0 L 21600 0 21600 21600 0 21600 0 0 Z N"/>
        </draw:custom-shape>
        <draw:frame draw:style-name="gr30" draw:text-style-name="P5" draw:layer="layout" svg:width="0.871cm" svg:height="0.425cm" draw:transform="rotate (-0.00767944870877571) translate (6.899cm 17.192cm)">
          <draw:text-box>
            <text:p text:style-name="P4"><text:span text:style-name="T3">pair</text:span></text:p>
          </draw:text-box>
        </draw:frame>
        <draw:line draw:style-name="gr8" draw:text-style-name="P8" draw:layer="layout" svg:x1="6.08cm" svg:y1="17.626cm" svg:x2="8.62cm" svg:y2="17.62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06T09:32:29.390429005</meta:creation-date>
    <dc:date>2021-11-06T22:12:58.100908776</dc:date>
    <meta:editing-duration>PT4H49S</meta:editing-duration>
    <meta:editing-cycles>6</meta:editing-cycles>
    <meta:generator>LibreOffice/7.2.2.2$Linux_X86_64 LibreOffice_project/20$Build-2</meta:generator>
    <meta:document-statistic meta:object-count="54"/>
  </office:meta>
</office:document-meta>
</file>